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3mm"/>
    </style:style>
    <style:style style:name="co3" style:family="table-column">
      <style:table-column-properties fo:break-before="auto" style:column-width="37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shadow="#808080 1.76mm 1.76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shapes>
          <draw:frame draw:z-index="0" draw:style-name="gr1" draw:text-style-name="P1" svg:width="159.99mm" svg:height="89.92mm" svg:x="186.08mm" svg:y="33.38mm">
            <draw:object draw:notify-on-update-of-ranges="Tabelle2.B2:Tabelle2.B21 Tabelle2.C2:Tabelle2.C21 Tabelle2.D2:Tabelle2.D21 Tabelle2.E2:Tabelle2.E21 Tabelle2.F2:Tabelle2.F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move Y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move X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  <table:table-cell table:style-name="ce3" office:value-type="string" calcext:value-type="string">
            <text:p>Y</text:p>
          </table:table-cell>
          <table:table-cell table:style-name="ce3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]/[.$K$5]*2*PI())" office:value-type="float" office:value="0" calcext:value-type="float">
            <text:p>0</text:p>
          </table:table-cell>
          <table:table-cell table:formula="of:=[.B2]+[.$K$1]" office:value-type="float" office:value="0.8" calcext:value-type="float">
            <text:p>0,8</text:p>
          </table:table-cell>
          <table:table-cell table:formula="of:=[.$K$3]*[.C2]" office:value-type="float" office:value="0.16" calcext:value-type="float">
            <text:p>0,16</text:p>
          </table:table-cell>
          <table:table-cell table:formula="of:==SIN([.A2]/[.$K$5]*2*PI()+[.$K$2])" office:value-type="float" office:value="-1.22464679914735E-016" calcext:value-type="float">
            <text:p>-1,22464679914735E-16</text:p>
          </table:table-cell>
          <table:table-cell table:formula="of:=amplitude * SIN([.A2] / Num_led * periode * PI() + x) + y" office:value-type="float" office:value="0.8" calcext:value-type="float">
            <text:p>0,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 table:formula="of:=PI()*(-1)" office:value-type="float" office:value="-3.14159265358979" calcext:value-type="float">
            <text:p>-3,14159265358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3]/[.$K$5]*2*PI())" office:value-type="float" office:value="0.309016994374947" calcext:value-type="float">
            <text:p>0,309016994374947</text:p>
          </table:table-cell>
          <table:table-cell table:formula="of:=[.B3]+[.$K$1]" office:value-type="float" office:value="1.10901699437495" calcext:value-type="float">
            <text:p>1,10901699437495</text:p>
          </table:table-cell>
          <table:table-cell table:formula="of:=[.$K$3]*[.C3]" office:value-type="float" office:value="0.221803398874989" calcext:value-type="float">
            <text:p>0,221803398874989</text:p>
          </table:table-cell>
          <table:table-cell table:formula="of:==SIN([.A3]/[.$K$5]*2*PI()+[.$K$2])" office:value-type="float" office:value="-0.309016994374947" calcext:value-type="float">
            <text:p>-0,309016994374947</text:p>
          </table:table-cell>
          <table:table-cell table:formula="of:=amplitude * SIN([.A3] / Num_led * periode * PI() + x) + y" office:value-type="float" office:value="0.638196601125011" calcext:value-type="float">
            <text:p>0,638196601125011</text:p>
          </table:table-cell>
          <table:table-cell table:number-columns-repeated="3"/>
          <table:table-cell table:style-name="ce3" office:value-type="string" calcext:value-type="string">
            <text:p>Amplitude</text:p>
          </table:table-cell>
          <table:table-cell table:style-name="ce3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4]/[.$K$5]*2*PI())" office:value-type="float" office:value="0.587785252292473" calcext:value-type="float">
            <text:p>0,587785252292473</text:p>
          </table:table-cell>
          <table:table-cell table:formula="of:=[.B4]+[.$K$1]" office:value-type="float" office:value="1.38778525229247" calcext:value-type="float">
            <text:p>1,38778525229247</text:p>
          </table:table-cell>
          <table:table-cell table:formula="of:=[.$K$3]*[.C4]" office:value-type="float" office:value="0.277557050458495" calcext:value-type="float">
            <text:p>0,277557050458495</text:p>
          </table:table-cell>
          <table:table-cell table:formula="of:==SIN([.A4]/[.$K$5]*2*PI()+[.$K$2])" office:value-type="float" office:value="-0.587785252292473" calcext:value-type="float">
            <text:p>-0,587785252292473</text:p>
          </table:table-cell>
          <table:table-cell table:formula="of:=amplitude * SIN([.A4] / Num_led * periode * PI() + x) + y" office:value-type="float" office:value="0.609788696740969" calcext:value-type="float">
            <text:p>0,609788696740969</text:p>
          </table:table-cell>
          <table:table-cell table:number-columns-repeated="3"/>
          <table:table-cell table:style-name="ce3" office:value-type="string" calcext:value-type="string">
            <text:p>Periode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5]/[.$K$5]*2*PI())" office:value-type="float" office:value="0.809016994374947" calcext:value-type="float">
            <text:p>0,809016994374947</text:p>
          </table:table-cell>
          <table:table-cell table:formula="of:=[.B5]+[.$K$1]" office:value-type="float" office:value="1.60901699437495" calcext:value-type="float">
            <text:p>1,60901699437495</text:p>
          </table:table-cell>
          <table:table-cell table:formula="of:=[.$K$3]*[.C5]" office:value-type="float" office:value="0.32180339887499" calcext:value-type="float">
            <text:p>0,32180339887499</text:p>
          </table:table-cell>
          <table:table-cell table:formula="of:==SIN([.A5]/[.$K$5]*2*PI()+[.$K$2])" office:value-type="float" office:value="-0.809016994374947" calcext:value-type="float">
            <text:p>-0,809016994374947</text:p>
          </table:table-cell>
          <table:table-cell table:formula="of:=amplitude * SIN([.A5] / Num_led * periode * PI() + x) + y" office:value-type="float" office:value="0.738196601125011" calcext:value-type="float">
            <text:p>0,738196601125011</text:p>
          </table:table-cell>
          <table:table-cell table:number-columns-repeated="3"/>
          <table:table-cell table:style-name="ce3" office:value-type="string" calcext:value-type="string">
            <text:p>Num LEDs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6]/[.$K$5]*2*PI())" office:value-type="float" office:value="0.951056516295153" calcext:value-type="float">
            <text:p>0,951056516295153</text:p>
          </table:table-cell>
          <table:table-cell table:formula="of:=[.B6]+[.$K$1]" office:value-type="float" office:value="1.75105651629515" calcext:value-type="float">
            <text:p>1,75105651629515</text:p>
          </table:table-cell>
          <table:table-cell table:formula="of:=[.$K$3]*[.C6]" office:value-type="float" office:value="0.350211303259031" calcext:value-type="float">
            <text:p>0,350211303259031</text:p>
          </table:table-cell>
          <table:table-cell table:formula="of:==SIN([.A6]/[.$K$5]*2*PI()+[.$K$2])" office:value-type="float" office:value="-0.951056516295154" calcext:value-type="float">
            <text:p>-0,951056516295154</text:p>
          </table:table-cell>
          <table:table-cell table:formula="of:=amplitude * SIN([.A6] / Num_led * periode * PI() + x) + y" office:value-type="float" office:value="0.917557050458495" calcext:value-type="float">
            <text:p>0,91755705045849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7]/[.$K$5]*2*PI())" office:value-type="float" office:value="1" calcext:value-type="float">
            <text:p>1</text:p>
          </table:table-cell>
          <table:table-cell table:formula="of:=[.B7]+[.$K$1]" office:value-type="float" office:value="1.8" calcext:value-type="float">
            <text:p>1,8</text:p>
          </table:table-cell>
          <table:table-cell table:formula="of:=[.$K$3]*[.C7]" office:value-type="float" office:value="0.36" calcext:value-type="float">
            <text:p>0,36</text:p>
          </table:table-cell>
          <table:table-cell table:formula="of:==SIN([.A7]/[.$K$5]*2*PI()+[.$K$2])" office:value-type="float" office:value="-1" calcext:value-type="float">
            <text:p>-1</text:p>
          </table:table-cell>
          <table:table-cell table:formula="of:=amplitude * SIN([.A7] / Num_led * periode * PI() + x) + y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8]/[.$K$5]*2*PI())" office:value-type="float" office:value="0.951056516295154" calcext:value-type="float">
            <text:p>0,951056516295154</text:p>
          </table:table-cell>
          <table:table-cell table:formula="of:=[.B8]+[.$K$1]" office:value-type="float" office:value="1.75105651629515" calcext:value-type="float">
            <text:p>1,75105651629515</text:p>
          </table:table-cell>
          <table:table-cell table:formula="of:=[.$K$3]*[.C8]" office:value-type="float" office:value="0.350211303259031" calcext:value-type="float">
            <text:p>0,350211303259031</text:p>
          </table:table-cell>
          <table:table-cell table:formula="of:==SIN([.A8]/[.$K$5]*2*PI()+[.$K$2])" office:value-type="float" office:value="-0.951056516295153" calcext:value-type="float">
            <text:p>-0,951056516295153</text:p>
          </table:table-cell>
          <table:table-cell table:formula="of:=amplitude * SIN([.A8] / Num_led * periode * PI() + x) + y" office:value-type="float" office:value="0.917557050458495" calcext:value-type="float">
            <text:p>0,91755705045849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9]/[.$K$5]*2*PI())" office:value-type="float" office:value="0.809016994374947" calcext:value-type="float">
            <text:p>0,809016994374947</text:p>
          </table:table-cell>
          <table:table-cell table:formula="of:=[.B9]+[.$K$1]" office:value-type="float" office:value="1.60901699437495" calcext:value-type="float">
            <text:p>1,60901699437495</text:p>
          </table:table-cell>
          <table:table-cell table:formula="of:=[.$K$3]*[.C9]" office:value-type="float" office:value="0.32180339887499" calcext:value-type="float">
            <text:p>0,32180339887499</text:p>
          </table:table-cell>
          <table:table-cell table:formula="of:==SIN([.A9]/[.$K$5]*2*PI()+[.$K$2])" office:value-type="float" office:value="-0.809016994374947" calcext:value-type="float">
            <text:p>-0,809016994374947</text:p>
          </table:table-cell>
          <table:table-cell table:formula="of:=amplitude * SIN([.A9] / Num_led * periode * PI() + x) + y" office:value-type="float" office:value="0.738196601125011" calcext:value-type="float">
            <text:p>0,7381966011250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10]/[.$K$5]*2*PI())" office:value-type="float" office:value="0.587785252292473" calcext:value-type="float">
            <text:p>0,587785252292473</text:p>
          </table:table-cell>
          <table:table-cell table:formula="of:=[.B10]+[.$K$1]" office:value-type="float" office:value="1.38778525229247" calcext:value-type="float">
            <text:p>1,38778525229247</text:p>
          </table:table-cell>
          <table:table-cell table:formula="of:=[.$K$3]*[.C10]" office:value-type="float" office:value="0.277557050458495" calcext:value-type="float">
            <text:p>0,277557050458495</text:p>
          </table:table-cell>
          <table:table-cell table:formula="of:==SIN([.A10]/[.$K$5]*2*PI()+[.$K$2])" office:value-type="float" office:value="-0.587785252292473" calcext:value-type="float">
            <text:p>-0,587785252292473</text:p>
          </table:table-cell>
          <table:table-cell table:formula="of:=amplitude * SIN([.A10] / Num_led * periode * PI() + x) + y" office:value-type="float" office:value="0.609788696740969" calcext:value-type="float">
            <text:p>0,60978869674096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11]/[.$K$5]*2*PI())" office:value-type="float" office:value="0.309016994374947" calcext:value-type="float">
            <text:p>0,309016994374947</text:p>
          </table:table-cell>
          <table:table-cell table:formula="of:=[.B11]+[.$K$1]" office:value-type="float" office:value="1.10901699437495" calcext:value-type="float">
            <text:p>1,10901699437495</text:p>
          </table:table-cell>
          <table:table-cell table:formula="of:=[.$K$3]*[.C11]" office:value-type="float" office:value="0.221803398874989" calcext:value-type="float">
            <text:p>0,221803398874989</text:p>
          </table:table-cell>
          <table:table-cell table:formula="of:==SIN([.A11]/[.$K$5]*2*PI()+[.$K$2])" office:value-type="float" office:value="-0.309016994374947" calcext:value-type="float">
            <text:p>-0,309016994374947</text:p>
          </table:table-cell>
          <table:table-cell table:formula="of:=amplitude * SIN([.A11] / Num_led * periode * PI() + x) + y" office:value-type="float" office:value="0.638196601125011" calcext:value-type="float">
            <text:p>0,63819660112501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2]/[.$K$5]*2*PI())" office:value-type="float" office:value="1.22464679914735E-016" calcext:value-type="float">
            <text:p>1,22464679914735E-16</text:p>
          </table:table-cell>
          <table:table-cell table:formula="of:=[.B12]+[.$K$1]" office:value-type="float" office:value="0.8" calcext:value-type="float">
            <text:p>0,8</text:p>
          </table:table-cell>
          <table:table-cell table:formula="of:=[.$K$3]*[.C12]" office:value-type="float" office:value="0.16" calcext:value-type="float">
            <text:p>0,16</text:p>
          </table:table-cell>
          <table:table-cell table:formula="of:==SIN([.A12]/[.$K$5]*2*PI()+[.$K$2])" office:value-type="float" office:value="0" calcext:value-type="float">
            <text:p>0</text:p>
          </table:table-cell>
          <table:table-cell table:formula="of:=amplitude * SIN([.A12] / Num_led * periode * PI() + x) + y"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13]/[.$K$5]*2*PI())" office:value-type="float" office:value="-0.309016994374948" calcext:value-type="float">
            <text:p>-0,309016994374948</text:p>
          </table:table-cell>
          <table:table-cell table:formula="of:=[.B13]+[.$K$1]" office:value-type="float" office:value="0.490983005625052" calcext:value-type="float">
            <text:p>0,490983005625052</text:p>
          </table:table-cell>
          <table:table-cell table:formula="of:=[.$K$3]*[.C13]" office:value-type="float" office:value="0.0981966011250105" calcext:value-type="float">
            <text:p>0,098196601125011</text:p>
          </table:table-cell>
          <table:table-cell table:formula="of:==SIN([.A13]/[.$K$5]*2*PI()+[.$K$2])" office:value-type="float" office:value="0.309016994374948" calcext:value-type="float">
            <text:p>0,309016994374948</text:p>
          </table:table-cell>
          <table:table-cell table:formula="of:=amplitude * SIN([.A13] / Num_led * periode * PI() + x) + y" office:value-type="float" office:value="0.961803398874989" calcext:value-type="float">
            <text:p>0,96180339887498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4]/[.$K$5]*2*PI())" office:value-type="float" office:value="-0.587785252292473" calcext:value-type="float">
            <text:p>-0,587785252292473</text:p>
          </table:table-cell>
          <table:table-cell table:formula="of:=[.B14]+[.$K$1]" office:value-type="float" office:value="0.212214747707527" calcext:value-type="float">
            <text:p>0,212214747707527</text:p>
          </table:table-cell>
          <table:table-cell table:formula="of:=[.$K$3]*[.C14]" office:value-type="float" office:value="0.0424429495415054" calcext:value-type="float">
            <text:p>0,042442949541505</text:p>
          </table:table-cell>
          <table:table-cell table:formula="of:==SIN([.A14]/[.$K$5]*2*PI()+[.$K$2])" office:value-type="float" office:value="0.587785252292473" calcext:value-type="float">
            <text:p>0,587785252292473</text:p>
          </table:table-cell>
          <table:table-cell table:formula="of:=amplitude * SIN([.A14] / Num_led * periode * PI() + x) + y" office:value-type="float" office:value="0.990211303259031" calcext:value-type="float">
            <text:p>0,9902113032590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15]/[.$K$5]*2*PI())" office:value-type="float" office:value="-0.809016994374947" calcext:value-type="float">
            <text:p>-0,809016994374947</text:p>
          </table:table-cell>
          <table:table-cell table:formula="of:=[.B15]+[.$K$1]" office:value-type="float" office:value="-0.0090169943749473" calcext:value-type="float">
            <text:p>-0,009016994374947</text:p>
          </table:table-cell>
          <table:table-cell table:formula="of:=[.$K$3]*[.C15]" office:value-type="float" office:value="-0.00180339887498946" calcext:value-type="float">
            <text:p>-0,001803398874989</text:p>
          </table:table-cell>
          <table:table-cell table:formula="of:==SIN([.A15]/[.$K$5]*2*PI()+[.$K$2])" office:value-type="float" office:value="0.809016994374947" calcext:value-type="float">
            <text:p>0,809016994374947</text:p>
          </table:table-cell>
          <table:table-cell table:formula="of:=amplitude * SIN([.A15] / Num_led * periode * PI() + x) + y" office:value-type="float" office:value="0.861803398874989" calcext:value-type="float">
            <text:p>0,8618033988749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6]/[.$K$5]*2*PI())" office:value-type="float" office:value="-0.951056516295153" calcext:value-type="float">
            <text:p>-0,951056516295153</text:p>
          </table:table-cell>
          <table:table-cell table:formula="of:=[.B16]+[.$K$1]" office:value-type="float" office:value="-0.151056516295153" calcext:value-type="float">
            <text:p>-0,151056516295153</text:p>
          </table:table-cell>
          <table:table-cell table:formula="of:=[.$K$3]*[.C16]" office:value-type="float" office:value="-0.0302113032590307" calcext:value-type="float">
            <text:p>-0,030211303259031</text:p>
          </table:table-cell>
          <table:table-cell table:formula="of:==SIN([.A16]/[.$K$5]*2*PI()+[.$K$2])" office:value-type="float" office:value="0.951056516295153" calcext:value-type="float">
            <text:p>0,951056516295153</text:p>
          </table:table-cell>
          <table:table-cell table:formula="of:=amplitude * SIN([.A16] / Num_led * periode * PI() + x) + y" office:value-type="float" office:value="0.682442949541506" calcext:value-type="float">
            <text:p>0,6824429495415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17]/[.$K$5]*2*PI())" office:value-type="float" office:value="-1" calcext:value-type="float">
            <text:p>-1</text:p>
          </table:table-cell>
          <table:table-cell table:formula="of:=[.B17]+[.$K$1]" office:value-type="float" office:value="-0.2" calcext:value-type="float">
            <text:p>-0,2</text:p>
          </table:table-cell>
          <table:table-cell table:formula="of:=[.$K$3]*[.C17]" office:value-type="float" office:value="-0.04" calcext:value-type="float">
            <text:p>-0,04</text:p>
          </table:table-cell>
          <table:table-cell table:formula="of:==SIN([.A17]/[.$K$5]*2*PI()+[.$K$2])" office:value-type="float" office:value="1" calcext:value-type="float">
            <text:p>1</text:p>
          </table:table-cell>
          <table:table-cell table:formula="of:=amplitude * SIN([.A17] / Num_led * periode * PI() + x) + y" office:value-type="float" office:value="0.6" calcext:value-type="float">
            <text:p>0,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18]/[.$K$5]*2*PI())" office:value-type="float" office:value="-0.951056516295154" calcext:value-type="float">
            <text:p>-0,951056516295154</text:p>
          </table:table-cell>
          <table:table-cell table:formula="of:=[.B18]+[.$K$1]" office:value-type="float" office:value="-0.151056516295154" calcext:value-type="float">
            <text:p>-0,151056516295154</text:p>
          </table:table-cell>
          <table:table-cell table:formula="of:=[.$K$3]*[.C18]" office:value-type="float" office:value="-0.0302113032590307" calcext:value-type="float">
            <text:p>-0,030211303259031</text:p>
          </table:table-cell>
          <table:table-cell table:formula="of:==SIN([.A18]/[.$K$5]*2*PI()+[.$K$2])" office:value-type="float" office:value="0.951056516295154" calcext:value-type="float">
            <text:p>0,951056516295154</text:p>
          </table:table-cell>
          <table:table-cell table:formula="of:=amplitude * SIN([.A18] / Num_led * periode * PI() + x) + y" office:value-type="float" office:value="0.682442949541506" calcext:value-type="float">
            <text:p>0,68244294954150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19]/[.$K$5]*2*PI())" office:value-type="float" office:value="-0.809016994374947" calcext:value-type="float">
            <text:p>-0,809016994374947</text:p>
          </table:table-cell>
          <table:table-cell table:formula="of:=[.B19]+[.$K$1]" office:value-type="float" office:value="-0.00901699437494752" calcext:value-type="float">
            <text:p>-0,009016994374948</text:p>
          </table:table-cell>
          <table:table-cell table:formula="of:=[.$K$3]*[.C19]" office:value-type="float" office:value="-0.0018033988749895" calcext:value-type="float">
            <text:p>-0,00180339887499</text:p>
          </table:table-cell>
          <table:table-cell table:formula="of:==SIN([.A19]/[.$K$5]*2*PI()+[.$K$2])" office:value-type="float" office:value="0.809016994374947" calcext:value-type="float">
            <text:p>0,809016994374947</text:p>
          </table:table-cell>
          <table:table-cell table:formula="of:=amplitude * SIN([.A19] / Num_led * periode * PI() + x) + y" office:value-type="float" office:value="0.861803398874989" calcext:value-type="float">
            <text:p>0,86180339887498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20]/[.$K$5]*2*PI())" office:value-type="float" office:value="-0.587785252292473" calcext:value-type="float">
            <text:p>-0,587785252292473</text:p>
          </table:table-cell>
          <table:table-cell table:formula="of:=[.B20]+[.$K$1]" office:value-type="float" office:value="0.212214747707527" calcext:value-type="float">
            <text:p>0,212214747707527</text:p>
          </table:table-cell>
          <table:table-cell table:formula="of:=[.$K$3]*[.C20]" office:value-type="float" office:value="0.0424429495415053" calcext:value-type="float">
            <text:p>0,042442949541505</text:p>
          </table:table-cell>
          <table:table-cell table:formula="of:==SIN([.A20]/[.$K$5]*2*PI()+[.$K$2])" office:value-type="float" office:value="0.587785252292473" calcext:value-type="float">
            <text:p>0,587785252292473</text:p>
          </table:table-cell>
          <table:table-cell table:formula="of:=amplitude * SIN([.A20] / Num_led * periode * PI() + x) + y" office:value-type="float" office:value="0.990211303259031" calcext:value-type="float">
            <text:p>0,99021130325903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21]/[.$K$5]*2*PI())" office:value-type="float" office:value="-0.309016994374948" calcext:value-type="float">
            <text:p>-0,309016994374948</text:p>
          </table:table-cell>
          <table:table-cell table:formula="of:=[.B21]+[.$K$1]" office:value-type="float" office:value="0.490983005625052" calcext:value-type="float">
            <text:p>0,490983005625052</text:p>
          </table:table-cell>
          <table:table-cell table:formula="of:=[.$K$3]*[.C21]" office:value-type="float" office:value="0.0981966011250105" calcext:value-type="float">
            <text:p>0,098196601125011</text:p>
          </table:table-cell>
          <table:table-cell table:formula="of:==SIN([.A21]/[.$K$5]*2*PI()+[.$K$2])" office:value-type="float" office:value="0.309016994374947" calcext:value-type="float">
            <text:p>0,309016994374947</text:p>
          </table:table-cell>
          <table:table-cell table:formula="of:=amplitude * SIN([.A21] / Num_led * periode * PI() + x) + y" office:value-type="float" office:value="0.96180339887499" calcext:value-type="float">
            <text:p>0,96180339887499</text:p>
          </table:table-cell>
          <table:table-cell table:number-columns-repeated="5"/>
        </table:table-row>
      </table:table>
      <table:named-expressions>
        <table:named-range table:name="amplitude" table:base-cell-address="$Tabelle2.$K$3" table:cell-range-address="$Tabelle2.$K$3"/>
        <table:named-expression table:name="MaximumBrightness" table:base-cell-address="$Tabelle2.$H$1" table:expression="#REF!"/>
        <table:named-range table:name="Num_led" table:base-cell-address="$Tabelle2.$K$5" table:cell-range-address="$Tabelle2.$K$5"/>
        <table:named-range table:name="periode" table:base-cell-address="$Tabelle2.$K$4" table:cell-range-address="$Tabelle2.$K$4"/>
        <table:named-expression table:name="speedfactor" table:base-cell-address="$Tabelle2.$H$2" table:expression="#REF!"/>
        <table:named-range table:name="x" table:base-cell-address="$Tabelle2.$K$2" table:cell-range-address="$Tabelle2.$K$2"/>
        <table:named-range table:name="y" table:base-cell-address="$Tabelle2.$K$1" table:cell-range-address="$Tabelle2.$K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22:56:18.9856713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Jakobs</meta:initial-creator>
    <meta:creation-date>2019-11-20T20:32:13.190332746</meta:creation-date>
    <dc:date>2020-01-12T22:58:38.491192752</dc:date>
    <dc:creator>Tobias Jakobs</dc:creator>
    <meta:editing-duration>P1DT8H9M19S</meta:editing-duration>
    <meta:editing-cycles>10</meta:editing-cycles>
    <meta:generator>LibreOffice/6.0.7.3$Linux_X86_64 LibreOffice_project/00m0$Build-3</meta:generator>
    <meta:document-statistic meta:table-count="1" meta:cell-count="1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line" chart:style-name="ch1">
        <chart:plot-area chart:style-name="ch2" table:cell-range-address="Tabelle2.B2:Tabelle2.F21" svg:x="0.32cm" svg:y="0.179cm" svg:width="15.36cm" svg:height="8.635cm">
          <chartooo:coordinate-region svg:x="1.153cm" svg:y="0.379cm" svg:width="14.341cm" svg:height="8.2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2.B2:Tabelle2.B21" chart:class="chart:line">
            <chart:data-point chart:repeated="20"/>
          </chart:series>
          <chart:series chart:style-name="ch6" chart:values-cell-range-address="Tabelle2.C2:Tabelle2.C21" chart:class="chart:line">
            <chart:data-point chart:repeated="20"/>
          </chart:series>
          <chart:series chart:style-name="ch7" chart:values-cell-range-address="Tabelle2.D2:Tabelle2.D21" chart:class="chart:line">
            <chart:data-point chart:repeated="20"/>
          </chart:series>
          <chart:series chart:style-name="ch8" chart:values-cell-range-address="Tabelle2.E2:Tabelle2.E21" chart:class="chart:line">
            <chart:data-point chart:repeated="20"/>
          </chart:series>
          <chart:series chart:style-name="ch9" chart:values-cell-range-address="Tabelle2.F2:Tabelle2.F2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2.B2:Tabelle2.B21</svg:desc>
                </draw:g>
              </table:table-cell>
              <table:table-cell office:value-type="float" office:value="0.8">
                <text:p>0.8</text:p>
                <draw:g>
                  <svg:desc>Tabelle2.C2:Tabelle2.C21</svg:desc>
                </draw:g>
              </table:table-cell>
              <table:table-cell office:value-type="float" office:value="0.16">
                <text:p>0.16</text:p>
                <draw:g>
                  <svg:desc>Tabelle2.D2:Tabelle2.D21</svg:desc>
                </draw:g>
              </table:table-cell>
              <table:table-cell office:value-type="float" office:value="-1.22464679914735E-016">
                <text:p>-1.22464679914735E-016</text:p>
                <draw:g>
                  <svg:desc>Tabelle2.E2:Tabelle2.E21</svg:desc>
                </draw:g>
              </table:table-cell>
              <table:table-cell office:value-type="float" office:value="0.8">
                <text:p>0.8</text:p>
                <draw:g>
                  <svg:desc>Tabelle2.F2:Tabelle2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1.10901699437495">
                <text:p>1.10901699437495</text:p>
              </table:table-cell>
              <table:table-cell office:value-type="float" office:value="0.221803398874989">
                <text:p>0.22180339887498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638196601125011">
                <text:p>0.638196601125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1.38778525229247">
                <text:p>1.38778525229247</text:p>
              </table:table-cell>
              <table:table-cell office:value-type="float" office:value="0.277557050458495">
                <text:p>0.277557050458495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609788696740969">
                <text:p>0.609788696740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1.60901699437495">
                <text:p>1.60901699437495</text:p>
              </table:table-cell>
              <table:table-cell office:value-type="float" office:value="0.32180339887499">
                <text:p>0.32180339887499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738196601125011">
                <text:p>0.738196601125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.75105651629515">
                <text:p>1.75105651629515</text:p>
              </table:table-cell>
              <table:table-cell office:value-type="float" office:value="0.350211303259031">
                <text:p>0.350211303259031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17557050458495">
                <text:p>0.917557050458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0.36">
                <text:p>0.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1.75105651629515">
                <text:p>1.75105651629515</text:p>
              </table:table-cell>
              <table:table-cell office:value-type="float" office:value="0.350211303259031">
                <text:p>0.350211303259031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917557050458495">
                <text:p>0.917557050458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1.60901699437495">
                <text:p>1.60901699437495</text:p>
              </table:table-cell>
              <table:table-cell office:value-type="float" office:value="0.32180339887499">
                <text:p>0.32180339887499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738196601125011">
                <text:p>0.73819660112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1.38778525229247">
                <text:p>1.38778525229247</text:p>
              </table:table-cell>
              <table:table-cell office:value-type="float" office:value="0.277557050458495">
                <text:p>0.277557050458495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609788696740969">
                <text:p>0.609788696740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1.10901699437495">
                <text:p>1.10901699437495</text:p>
              </table:table-cell>
              <table:table-cell office:value-type="float" office:value="0.221803398874989">
                <text:p>0.22180339887498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638196601125011">
                <text:p>0.638196601125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0.8">
                <text:p>0.8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490983005625052">
                <text:p>0.490983005625052</text:p>
              </table:table-cell>
              <table:table-cell office:value-type="float" office:value="0.0981966011250105">
                <text:p>0.098196601125010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961803398874989">
                <text:p>0.961803398874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212214747707527">
                <text:p>0.212214747707527</text:p>
              </table:table-cell>
              <table:table-cell office:value-type="float" office:value="0.0424429495415054">
                <text:p>0.042442949541505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90211303259031">
                <text:p>0.990211303259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0090169943749473">
                <text:p>-0.0090169943749473</text:p>
              </table:table-cell>
              <table:table-cell office:value-type="float" office:value="-0.00180339887498946">
                <text:p>-0.00180339887498946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61803398874989">
                <text:p>0.861803398874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151056516295153">
                <text:p>-0.151056516295153</text:p>
              </table:table-cell>
              <table:table-cell office:value-type="float" office:value="-0.0302113032590307">
                <text:p>-0.0302113032590307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682442949541506">
                <text:p>0.682442949541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  <table:table-cell office:value-type="float" office:value="-0.04">
                <text:p>-0.04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151056516295154">
                <text:p>-0.151056516295154</text:p>
              </table:table-cell>
              <table:table-cell office:value-type="float" office:value="-0.0302113032590307">
                <text:p>-0.030211303259030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682442949541506">
                <text:p>0.682442949541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00901699437494752">
                <text:p>-0.00901699437494752</text:p>
              </table:table-cell>
              <table:table-cell office:value-type="float" office:value="-0.0018033988749895">
                <text:p>-0.001803398874989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61803398874989">
                <text:p>0.8618033988749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212214747707527">
                <text:p>0.212214747707527</text:p>
              </table:table-cell>
              <table:table-cell office:value-type="float" office:value="0.0424429495415053">
                <text:p>0.04244294954150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90211303259031">
                <text:p>0.990211303259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490983005625052">
                <text:p>0.490983005625052</text:p>
              </table:table-cell>
              <table:table-cell office:value-type="float" office:value="0.0981966011250105">
                <text:p>0.09819660112501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96180339887499">
                <text:p>0.96180339887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